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37">
      <style:table-cell-properties fo:border="0.002cm solid #000000"/>
    </style:style>
    <style:style style:name="ce3" style:family="table-cell" style:parent-style-name="Default" style:data-style-name="N37"/>
  </office:automatic-styles>
  <office:body>
    <office:spreadsheet>
      <table:table table:name="Tabell1" table:style-name="ta1" table:print="false">
        <table:table-column table:style-name="co3" table:default-cell-style-name="ce1"/>
        <table:table-column table:style-name="co2" table:number-columns-repeated="7" table:default-cell-style-name="ce1"/>
        <table:table-row table:style-name="ro1">
          <table:table-cell office:value-type="string">
            <text:p>Tuntikirjanpito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ma 12.3</text:p>
          </table:table-cell>
          <table:table-cell table:style-name="ce2" office:value-type="string">
            <text:p>ti 13.3</text:p>
          </table:table-cell>
          <table:table-cell table:style-name="ce2" office:value-type="string">
            <text:p>ke 14.3</text:p>
          </table:table-cell>
          <table:table-cell table:style-name="ce2" office:value-type="string">
            <text:p>to 15.3</text:p>
          </table:table-cell>
          <table:table-cell table:style-name="ce2" office:value-type="string">
            <text:p>pe 16.3</text:p>
          </table:table-cell>
          <table:table-cell table:style-name="ce2" office:value-type="string">
            <text:p>la 17.3</text:p>
          </table:table-cell>
          <table:table-cell table:style-name="ce2" office:value-type="string">
            <text:p>su 18.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ma 19.3</text:p>
          </table:table-cell>
          <table:table-cell office:value-type="string">
            <text:p>ti 20.3</text:p>
          </table:table-cell>
          <table:table-cell office:value-type="string">
            <text:p>ke 21.3</text:p>
          </table:table-cell>
          <table:table-cell office:value-type="string">
            <text:p>to 22.3</text:p>
          </table:table-cell>
          <table:table-cell office:value-type="string">
            <text:p>pe 23.3</text:p>
          </table:table-cell>
          <table:table-cell office:value-type="string">
            <text:p>la 24.3</text:p>
          </table:table-cell>
          <table:table-cell office:value-type="string">
            <text:p>su 25.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ce3" office:value-type="string">
            <text:p>ma 26.3</text:p>
          </table:table-cell>
          <table:table-cell table:style-name="Default" office:value-type="string">
            <text:p>ti 27.3</text:p>
          </table:table-cell>
          <table:table-cell table:style-name="Default" office:value-type="string">
            <text:p>ke 28.3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5"/>
        </table:table-row>
      </table:table>
      <table:table table:name="Tabell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.03.2012</text:date>, <text:time>12:35:38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 H</meta:initial-creator>
    <meta:creation-date>2012-03-20T10:09:52.84</meta:creation-date>
    <dc:date>2012-03-28T12:35:15.03</dc:date>
    <dc:creator>J H</dc:creator>
    <meta:editing-duration>PT23M30S</meta:editing-duration>
    <meta:editing-cycles>2</meta:editing-cycles>
    <meta:generator>OpenOffice.org/3.3$Win32 OpenOffice.org_project/330m20$Build-9567</meta:generator>
    <meta:document-statistic meta:table-count="3" meta:cell-count="29" meta:object-count="0"/>
  </office:meta>
</office:document-meta>
</file>